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5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602in"/>
    </style:style>
    <style:style style:name="co3" style:family="table-column">
      <style:table-column-properties fo:break-before="auto" style:column-width="0.4516in"/>
    </style:style>
    <style:style style:name="co4" style:family="table-column">
      <style:table-column-properties fo:break-before="auto" style:column-width="0.5161in"/>
    </style:style>
    <style:style style:name="co6" style:family="table-column">
      <style:table-column-properties fo:break-before="auto" style:column-width="1.2374in"/>
    </style:style>
    <style:style style:name="co7" style:family="table-column">
      <style:table-column-properties fo:break-before="auto" style:column-width="0.9362in"/>
    </style:style>
    <style:style style:name="co8" style:family="table-column">
      <style:table-column-properties fo:break-before="auto" style:column-width="9.7717in"/>
    </style:style>
    <style:style style:name="co9" style:family="table-column">
      <style:table-column-properties fo:break-before="auto" style:column-width="10.105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23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asks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>
            <text:p>Number</text:p>
          </table:table-cell>
          <table:table-cell table:style-name="ce1" office:value-type="string">
            <text:p>Dependencies</text:p>
          </table:table-cell>
          <table:table-cell table:style-name="ce1" office:value-type="string">
            <office:annotation draw:style-name="gr1" draw:text-style-name="P1" svg:width="1.2736in" svg:height="0.8024in" svg:x="1.7996in" svg:y="0in" draw:caption-point-x="-0.2402in" draw:caption-point-y="0.0039in">
              <dc:date>2010-11-04T00:00:00</dc:date>
              <text:p text:style-name="P1"><text:span text:style-name="T1">C = complete</text:span></text:p>
              <text:p text:style-name="P1"><text:span text:style-name="T1">IP = in progress</text:span></text:p>
              <text:p text:style-name="P1"><text:span text:style-name="T1">NS = not started</text:span></text:p>
              <text:p text:style-name="P1"><text:span text:style-name="T1">D = dismissed</text:span></text:p>
            </office:annotation>
            <text:p>Status</text:p>
          </table:table-cell>
          <table:table-cell table:style-name="ce1" office:value-type="string">
            <text:p>Venu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Priority level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Notes</text:p>
          </table:table-cell>
        </table:table-row>
        <table:table-row table:style-name="ro1">
          <table:table-cell office:value-type="float" office:value="1">
            <text:p>1</text:p>
          </table:table-cell>
          <table:table-cell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Schema for database</text:p>
          </table:table-cell>
          <table:table-cell office:value-type="string">
            <text:p>doc/ER_diagram.dia (requires Dia program), sql/db_tables.sql, and sql/db_constraints.sql</text:p>
          </table:table-cell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string">
            <text:p>C</text:p>
          </table:table-cell>
          <table:table-cell table:style-name="ce2"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High</text:p>
          </table:table-cell>
          <table:table-cell office:value-type="string">
            <text:p>Filling movie table.</text:p>
          </table:table-cell>
          <table:table-cell office:value-type="string">
            <text:p>scripts/movie and bin/movie2sql (from src/movie2sql.c) creates sql/movie.sql</text:p>
          </table:table-cell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string">
            <text:p>C</text:p>
          </table:table-cell>
          <table:table-cell table:style-name="ce2"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High</text:p>
          </table:table-cell>
          <table:table-cell office:value-type="string">
            <text:p>Filling crewperson table.</text:p>
          </table:table-cell>
          <table:table-cell office:value-type="string">
            <text:p>data/crewprson.txt, scripts/crewperson, bin/crew2sql (from src/crew2sql.hs), and bin/nameFormatter (from src/nameFormatter.hs) creates sql/crewperson.sql</text:p>
          </table:table-cell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string">
            <text:p>C</text:p>
          </table:table-cell>
          <table:table-cell table:style-name="ce2"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High</text:p>
          </table:table-cell>
          <table:table-cell office:value-type="string">
            <text:p>Filling country table.</text:p>
          </table:table-cell>
          <table:table-cell office:value-type="string">
            <text:p>data/country.txt, scripts/country, and bin/country2sql (from src/country2sql.hs) creates sql/country.sql</text:p>
          </table:table-cell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string">
            <text:p>C</text:p>
          </table:table-cell>
          <table:table-cell table:style-name="ce2"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High</text:p>
          </table:table-cell>
          <table:table-cell office:value-type="string">
            <text:p>Filling oscar table.</text:p>
          </table:table-cell>
          <table:table-cell office:value-type="string">
            <text:p>data/oscar.txt, src/oscar2sql.hs, bin/oscar2sql, and sql/oscar.sql</text:p>
          </table:table-cell>
        </table:table-row>
        <table:table-row table:style-name="ro1">
          <table:table-cell office:value-type="float" office:value="7">
            <text:p>7</text:p>
          </table:table-cell>
          <table:table-cell/>
          <table:table-cell office:value-type="string">
            <text:p>IP</text:p>
          </table:table-cell>
          <table:table-cell table:style-name="ce2"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High</text:p>
          </table:table-cell>
          <table:table-cell office:value-type="string">
            <text:p>Filling oscargivento table.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office:value-type="string">
            <text:p>NS</text:p>
          </table:table-cell>
          <table:table-cell table:style-name="ce2"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High</text:p>
          </table:table-cell>
          <table:table-cell office:value-type="string">
            <text:p>Filling list table.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office:value-type="string">
            <text:p>NS</text:p>
          </table:table-cell>
          <table:table-cell table:style-name="ce2"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High</text:p>
          </table:table-cell>
          <table:table-cell office:value-type="string">
            <text:p>Filling listcontains table.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/>
          <table:table-cell office:value-type="string">
            <text:p>C</text:p>
          </table:table-cell>
          <table:table-cell table:style-name="ce2"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High</text:p>
          </table:table-cell>
          <table:table-cell office:value-type="string">
            <text:p>Filling genre table.</text:p>
          </table:table-cell>
          <table:table-cell office:value-type="string">
            <text:p>data/genre.txt, sql/genre.sql, src/genre2sql.hs, and bin/genre2sql.</text:p>
          </table:table-cell>
        </table:table-row>
        <table:table-row table:style-name="ro1">
          <table:table-cell office:value-type="float" office:value="11">
            <text:p>11</text:p>
          </table:table-cell>
          <table:table-cell/>
          <table:table-cell office:value-type="string">
            <text:p>NS</text:p>
          </table:table-cell>
          <table:table-cell table:style-name="ce2"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High</text:p>
          </table:table-cell>
          <table:table-cell office:value-type="string">
            <text:p>Filling genrecontains table.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/>
          <table:table-cell office:value-type="string">
            <text:p>NS</text:p>
          </table:table-cell>
          <table:table-cell table:style-name="ce2"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High</text:p>
          </table:table-cell>
          <table:table-cell office:value-type="string">
            <text:p>Filling workedon table.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/>
          <table:table-cell office:value-type="string">
            <text:p>NS</text:p>
          </table:table-cell>
          <table:table-cell table:style-name="ce2"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Low</text:p>
          </table:table-cell>
          <table:table-cell office:value-type="string">
            <text:p>movie.sql always results in the last movie appearing twice (although, Postgres will take care of this, I think, by rejecting the second one)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/>
          <table:table-cell office:value-type="string">
            <text:p>NS</text:p>
          </table:table-cell>
          <table:table-cell table:style-name="ce2"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Low</text:p>
          </table:table-cell>
          <table:table-cell office:value-type="string">
            <text:p>movie table's year_constraint is hard-coded as &lt;= 2012, for example. <text:s/>is there a way to make this dynamic? <text:s/>(some sql current_year function + 3, maybe?)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/>
          <table:table-cell office:value-type="string">
            <text:p>C</text:p>
          </table:table-cell>
          <table:table-cell table:style-name="ce2"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Medium</text:p>
          </table:table-cell>
          <table:table-cell office:value-type="string">
            <text:p>'&amp;frac12' should not be stored in the database for the '½' character—let the php or javascript, or whatever take care of the translation.</text:p>
          </table:table-cell>
          <table:table-cell office:value-type="string">
            <text:p>this was taken care of with task #22</text:p>
          </table:table-cell>
        </table:table-row>
        <table:table-row table:style-name="ro1">
          <table:table-cell office:value-type="float" office:value="16">
            <text:p>16</text:p>
          </table:table-cell>
          <table:table-cell/>
          <table:table-cell office:value-type="string">
            <text:p>C</text:p>
          </table:table-cell>
          <table:table-cell office:value-type="string">
            <text:p>Front-end app/Web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Create a FiLTH logo.</text:p>
          </table:table-cell>
          <table:table-cell office:value-type="string">
            <text:p>images/filth_logo.png</text:p>
          </table:table-cell>
        </table:table-row>
        <table:table-row table:style-name="ro1">
          <table:table-cell office:value-type="float" office:value="17">
            <text:p>17</text:p>
          </table:table-cell>
          <table:table-cell/>
          <table:table-cell office:value-type="string">
            <text:p>NS</text:p>
          </table:table-cell>
          <table:table-cell office:value-type="string">
            <text:p>Web Development</text:p>
          </table:table-cell>
          <table:table-cell office:value-type="string">
            <text:p>Feature</text:p>
          </table:table-cell>
          <table:table-cell office:value-type="string">
            <text:p>Low</text:p>
          </table:table-cell>
          <table:table-cell office:value-type="string">
            <text:p>Add &lt;!DOCTYPE at top of web pages.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/>
          <table:table-cell office:value-type="string">
            <text:p>NS</text:p>
          </table:table-cell>
          <table:table-cell office:value-type="string">
            <text:p>Web Development</text:p>
          </table:table-cell>
          <table:table-cell office:value-type="string">
            <text:p>Feature</text:p>
          </table:table-cell>
          <table:table-cell office:value-type="string">
            <text:p>Medium</text:p>
          </table:table-cell>
          <table:table-cell office:value-type="string">
            <text:p>Create stylesheet(s) for the site.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/>
          <table:table-cell office:value-type="string">
            <text:p>NS</text:p>
          </table:table-cell>
          <table:table-cell office:value-type="string">
            <text:p>Web Development</text:p>
          </table:table-cell>
          <table:table-cell office:value-type="string">
            <text:p>Feature</text:p>
          </table:table-cell>
          <table:table-cell office:value-type="string">
            <text:p>Low</text:p>
          </table:table-cell>
          <table:table-cell office:value-type="string">
            <text:p>Titles of movies from search results are links to imdb (example: <text:a xlink:href="http://www.imdb.com/find?s=titles&amp;q=the+shawshank+redemption">http://www.imdb.com/find?s=titles&amp;q=the+shawshank+redemption</text:a>)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Option</text:p>
          </table:table-cell>
          <table:table-cell office:value-type="string">
            <text:p>Low</text:p>
          </table:table-cell>
          <table:table-cell office:value-type="string">
            <text:p>Combine db_*.sql files into one sql file and name it something like setup_database.sql or init_database.sql.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/>
          <table:table-cell office:value-type="string">
            <text:p>NS</text:p>
          </table:table-cell>
          <table:table-cell office:value-type="string">
            <text:p>Web Development</text:p>
          </table:table-cell>
          <table:table-cell office:value-type="string">
            <text:p>Design</text:p>
          </table:table-cell>
          <table:table-cell office:value-type="string">
            <text:p>Low</text:p>
          </table:table-cell>
          <table:table-cell office:value-type="string">
            <text:p>Create a background image.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Change limited domains (such as movie.mystarrating, oscargivento.status) to smallint type (front-end can then translate accordingly)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Change naming convention of tables, etc. to words seperated by underscore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/>
          <table:table-cell office:value-type="string">
            <text:p>D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Change db schema to a more dimensional model—have movie table contain all attributes with foreign keys to other tables (maybe not entirely)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/>
          <table:table-cell office:value-type="string">
            <text:p>NS</text:p>
          </table:table-cell>
          <table:table-cell office:value-type="string">
            <text:p>Front-end app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Go through tutorial on Java GUIs with NetBeans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Medium</text:p>
          </table:table-cell>
          <table:table-cell office:value-type="string">
            <text:p>Gather up list data and type them up in a certain format for a program to easily parse through to convert to sql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High</text:p>
          </table:table-cell>
          <table:table-cell office:value-type="string">
            <text:p>“A Dog's Life” and “A Day's Pleasure” have 'A' as 'a' (not capitalized). <text:s/>They are both shorts.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Titles shouldn't have “[short]” in them. <text:s/>Let there be a “Short” genre to take care of that.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Medium</text:p>
          </table:table-cell>
          <table:table-cell office:value-type="string">
            <text:p>Filling movie table with movies haven't seen.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Don't contain accented special characters. <text:s/>They will not be found when searching (e.g. Penélope Cruz vs. Penelope Cruz).</text:p>
          </table:table-cell>
          <table:table-cell/>
        </table:table-row>
      </table:table>
      <table:table table:name="Sheet2" table:style-name="ta1" table:print="false">
        <office:forms form:automatic-focus="false" form:apply-design-mode="false"/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08">11/08/2010</text:date>, <text:time>11:21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7-02T17:44:54</meta:creation-date>
    <dc:date>2010-11-08T11:21:57</dc:date>
    <meta:editing-duration>PT04H19M41S</meta:editing-duration>
    <meta:editing-cycles>27</meta:editing-cycles>
    <meta:generator>OpenOffice.org/3.2$Unix OpenOffice.org_project/320m12$Build-9483</meta:generator>
    <dc:creator>Tyler Hayes</dc:creator>
    <meta:document-statistic meta:table-count="3" meta:cell-count="192" meta:object-count="0"/>
    <meta:user-defined meta:name="Info 1"/>
    <meta:user-defined meta:name="Info 2"/>
    <meta:user-defined meta:name="Info 3"/>
    <meta:user-defined meta:name="Info 4"/>
  </office:meta>
</office:document-meta>
</file>